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2bbd02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481430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484747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4747" officeooo:paragraph-rsid="00484747" style:font-size-asian="14pt" style:font-size-complex="14pt"/>
    </style:style>
    <style:style style:name="P10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81430"/>
    </style:style>
    <style:style style:name="P1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2e001c"/>
    </style:style>
    <style:style style:name="P12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81430" officeooo:paragraph-rsid="004cd798" style:font-size-asian="14pt" style:font-size-complex="14pt"/>
    </style:style>
    <style:style style:name="P13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481430" style:font-size-asian="14pt" style:font-size-complex="14pt"/>
    </style:style>
    <style:style style:name="P14" style:family="paragraph" style:parent-style-name="Text_20_body">
      <loext:graphic-properties draw:fill-gradient-name="Gradient_20_2" draw:fill-hatch-name="hatch"/>
      <style:paragraph-properties fo:margin-top="0cm" fo:margin-bottom="0.55cm" style:contextual-spacing="false" fo:line-height="200%"/>
      <style:text-properties fo:font-size="14pt" officeooo:paragraph-rsid="002fe488" style:font-size-asian="14pt" style:font-size-complex="14pt"/>
    </style:style>
    <style:style style:name="P15" style:family="paragraph" style:parent-style-name="Text_20_body">
      <loext:graphic-properties draw:fill-gradient-name="Gradient_20_1" draw:fill-hatch-name="hatch"/>
      <style:paragraph-properties fo:margin-top="0.101cm" fo:margin-bottom="0.75cm" style:contextual-spacing="false" fo:line-height="100%"/>
      <style:text-properties fo:font-size="14pt" officeooo:paragraph-rsid="004d2a77" style:font-size-asian="14pt" style:font-size-complex="14pt"/>
    </style:style>
    <style:style style:name="P16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d2a77" officeooo:paragraph-rsid="004d2a77" style:font-size-asian="14pt" style:font-size-complex="14pt"/>
    </style:style>
    <style:style style:name="P17" style:family="paragraph" style:parent-style-name="Text_20_body" style:master-page-name="">
      <loext:graphic-properties draw:fill="none" draw:fill-hatch-name="hatch"/>
      <style:paragraph-properties fo:margin-left="1cm" fo:margin-right="0cm" fo:margin-top="0.101cm" fo:margin-bottom="0.499cm" style:contextual-spacing="false" fo:line-height="115%" fo:text-indent="0cm" style:auto-text-indent="false" style:page-number="auto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loext:graphic-properties draw:fill="none" draw:fill-hatch-name="hatch"/>
      <style:paragraph-properties fo:margin-left="1cm" fo:margin-right="0cm" fo:margin-top="0.101cm" fo:margin-bottom="0.499cm" style:contextual-spacing="false" fo:line-height="115%" fo:text-indent="0cm" style:auto-text-indent="false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cd798"/>
    </style:style>
    <style:style style:name="P20" style:family="paragraph" style:parent-style-name="Text_20_body">
      <loext:graphic-properties draw:fill-hatch-name="hatch"/>
      <style:paragraph-properties fo:margin-top="0.101cm" fo:margin-bottom="0.101cm" style:contextual-spacing="false" fo:line-height="100%"/>
      <style:text-properties officeooo:paragraph-rsid="002e001c"/>
    </style:style>
    <style:style style:name="P21" style:family="paragraph" style:parent-style-name="Text_20_body">
      <loext:graphic-properties draw:fill-hatch-name="hatch"/>
      <style:paragraph-properties fo:margin-top="0.101cm" fo:margin-bottom="0.101cm" style:contextual-spacing="false" fo:line-height="100%" fo:break-before="page"/>
      <style:text-properties officeooo:paragraph-rsid="002e001c"/>
    </style:style>
    <style:style style:name="P2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4d2a77"/>
    </style:style>
    <style:style style:name="P23" style:family="paragraph" style:parent-style-name="Text_20_body" style:list-style-name="L3"/>
    <style:style style:name="T1" style:family="text">
      <style:text-properties officeooo:rsid="00481430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b437" style:font-weight-asian="bold" style:font-weight-complex="bold"/>
    </style:style>
    <style:style style:name="T7" style:family="text">
      <style:text-properties fo:font-weight="bold" officeooo:rsid="002fe488" style:font-weight-asian="bold" style:font-weight-complex="bold"/>
    </style:style>
    <style:style style:name="T8" style:family="text">
      <style:text-properties fo:font-weight="bold" officeooo:rsid="004d2a77" style:font-weight-asian="bold" style:font-weight-complex="bold"/>
    </style:style>
    <style:style style:name="T9" style:family="text">
      <style:text-properties officeooo:rsid="002c8a67"/>
    </style:style>
    <style:style style:name="T10" style:family="text">
      <style:text-properties officeooo:rsid="002cdea2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officeooo:rsid="004d2a77" style:font-size-asian="14pt" style:font-weight-asian="normal" style:font-size-complex="14pt" style:font-weight-complex="normal"/>
    </style:style>
    <style:style style:name="T14" style:family="text">
      <style:text-properties officeooo:rsid="0032b6a9"/>
    </style:style>
    <style:style style:name="T15" style:family="text">
      <style:text-properties officeooo:rsid="0035852a"/>
    </style:style>
    <style:style style:name="T16" style:family="text">
      <style:text-properties officeooo:rsid="003a90dc"/>
    </style:style>
    <style:style style:name="T17" style:family="text">
      <style:text-properties officeooo:rsid="003ad9c3"/>
    </style:style>
    <style:style style:name="T18" style:family="text">
      <style:text-properties officeooo:rsid="0042820b"/>
    </style:style>
    <style:style style:name="T19" style:family="text">
      <style:text-properties officeooo:rsid="002862eb"/>
    </style:style>
    <style:style style:name="T20" style:family="text">
      <style:text-properties officeooo:rsid="00484747"/>
    </style:style>
    <style:style style:name="T21" style:family="text">
      <style:text-properties officeooo:rsid="004cd798"/>
    </style:style>
    <style:style style:name="T22" style:family="text">
      <style:text-properties officeooo:rsid="004d2a77"/>
    </style:style>
    <style:style style:name="T23" style:family="text">
      <style:text-properties fo:font-style="normal" fo:font-weight="normal" officeooo:rsid="004d2a7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officeooo:rsid="004d2a77" style:font-style-asian="normal" style:font-weight-asian="bold" style:font-style-complex="normal" style:font-weight-complex="bold"/>
    </style:style>
    <style:style style:name="T25" style:family="text">
      <style:text-properties fo:font-weight="normal" officeooo:rsid="004d2a77" style:font-weight-asian="normal" style:font-weight-complex="normal"/>
    </style:style>
    <style:style style:name="T26" style:family="text">
      <style:text-properties officeooo:rsid="004e0452"/>
    </style:style>
    <style:style style:name="T27" style:family="text">
      <style:text-properties officeooo:rsid="004ff75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Call to Worship</text:span><text:span text:style-name="T3"> Ps 13</text:span><text:span text:style-name="T21">5:1-2</text:span><text:span text:style-name="T3"> / Opening prayer (John A)</text:span></text:p>
      <text:p text:style-name="P10"><text:span text:style-name="T12">Announcements</text:span><text:span text:style-name="T11"> (John A)</text:span></text:p>
      <text:list xml:id="list2652077819" text:style-name="L1">
        <text:list-item>
          <text:p text:style-name="P12">Today we <text:span text:style-name="T21">continue from</text:span> last week’s <text:span text:style-name="T21">video </text:span>on OCC <text:span text:style-name="T21">as we focus on our missions giving for April</text:span></text:p>
        </text:list-item>
        <text:list-item>
          <text:p text:style-name="P13">Morning Tea and fellowship after the service</text:p>
        </text:list-item>
        <text:list-item>
          <text:p text:style-name="P16">Community Group Leaders – <text:span text:style-name="T4">Beatitudes</text:span> study books: see Mook and me </text:p>
        </text:list-item>
      </text:list>
      <text:p text:style-name="P19"><text:span text:style-name="T12">Praise: </text:span><text:span text:style-name="Emphasis"><text:span text:style-name="T13">And Can It Be</text:span></text:span></text:p>
      <text:p text:style-name="P22"><text:span text:style-name="T12">Bible Reading:</text:span><text:span text:style-name="T11"> John 8:35-50 (Pam W)</text:span></text:p>
      <text:p text:style-name="P14"><text:span text:style-name="T8">Sunday School</text:span><text:span text:style-name="T5">: </text:span><text:span text:style-name="T23">(Mook)</text:span></text:p>
      <text:p text:style-name="P15"><text:span text:style-name="T24">Praise: </text:span><text:span text:style-name="Emphasis"><text:span text:style-name="T25">Come All You Unfaithful</text:span></text:span></text:p>
      <text:p text:style-name="P15"><text:span text:style-name="Emphasis"><text:span text:style-name="T24">Mission Spot: </text:span></text:span><text:span text:style-name="Emphasis"><text:span text:style-name="T23">(Gaye McKenzie)</text:span></text:span></text:p>
      <text:p text:style-name="P3"><text:span text:style-name="T5">Prayer for the church and the world:</text:span> (<text:span text:style-name="T22">Mook</text:span>)</text:p>
      <text:p text:style-name="P3"><text:span text:style-name="T7">B</text:span><text:span text:style-name="T5">ible Reading:</text:span> 2 Kings 15 (Seng T)</text:p>
      <text:p text:style-name="P4"><text:span text:style-name="T5">Praise:</text:span> <text:span text:style-name="T4">Ancient of Days</text:span> (OFFERING)</text:p>
      <text:p text:style-name="P11"><text:span text:style-name="T12">Sermon:</text:span><text:span text:style-name="T11"> </text:span>“DON’T MISS THE OPPORTUNITY” (<text:span text:style-name="T22">Mook</text:span>)</text:p>
      <text:p text:style-name="P2"><text:span text:style-name="T5">Praise:</text:span> <text:span text:style-name="T4">Just As I Am</text:span></text:p>
      <text:p text:style-name="P2"><text:span text:style-name="T5">Benediction:</text:span> (<text:span text:style-name="T22">Mook</text:span><text:span text:style-name="T1">)</text:span></text:p>
      <text:p text:style-name="P6">Opening Prayer (<text:span text:style-name="T1">Psalm 13</text:span><text:span text:style-name="T21">5:1-2</text:span><text:span text:style-name="T9">)</text:span></text:p>
      <text:p text:style-name="P17"><text:span text:style-name="T21">1 </text:span>Praise the Lord.</text:p>
      <text:p text:style-name="P18">Praise the name of the Lord; praise him, you servants of the Lord,</text:p>
      <text:p text:style-name="P18">2 you who minister in the house of the Lord, in the courts of the house of our God.</text:p>
      <text:p text:style-name="P7">Father <text:span text:style-name="T20">in heaven</text:span><text:span text:style-name="T14">,</text:span> we thank You <text:span text:style-name="T10">that </text:span><text:span text:style-name="T18">You have </text:span><text:span text:style-name="T27">redeemed us, </text:span><text:span text:style-name="T20">called</text:span><text:span text:style-name="T18"> us </text:span><text:span text:style-name="T27">in</text:span><text:span text:style-name="T20">to Your </text:span><text:span text:style-name="T27">house</text:span><text:span text:style-name="T18"> </text:span><text:span text:style-name="T20">and </text:span><text:span text:style-name="T27">appointed us to minister in the courts of our God.</text:span></text:p>
      <text:p text:style-name="P7"><text:span text:style-name="T18">We thank You that </text:span><text:span text:style-name="T27">we are servants of the risen Lord </text:span><text:span text:style-name="T18">Jesus, </text:span><text:span text:style-name="T20">the Living Word, </text:span><text:span text:style-name="T27">Who </text:span><text:span text:style-name="T20">is enthroned on high, and we have </text:span><text:span text:style-name="T27">hearts changed from stone to living, beating flesh</text:span><text:span text:style-name="T20">.</text:span></text:p>
      <text:p text:style-name="P9">We thank You that You have <text:span text:style-name="T27">torn the veil of the temple, so that we have free access to the throne of grace</text:span>, and now we commit this time of praise to You. May all we do and say be <text:span text:style-name="T27">worthy of the</text:span><text:span text:style-name="T17"> Mighty</text:span><text:span text:style-name="T15"> Name </text:span><text:span text:style-name="T27">of Jesus, </text:span><text:span text:style-name="T15">we pray</text:span><text:span text:style-name="T19">, Amen.</text:span></text:p>
      <text:p text:style-name="P8">[<text:span text:style-name="T22">Announcements then </text:span><text:span text:style-name="T20">Praise: </text:span><text:span text:style-name="T22">And Can It Be</text:span>]</text:p>
      <text:p text:style-name="P21">Call to Worship (Ps 135:1-2) / Opening prayer (John A)<text:line-break/>Announcements (JA)<text:line-break/>Praise: <text:span text:style-name="Emphasis">And Can It Be</text:span><text:line-break/>Bible Reading: John 8:35-50 (Pam W)<text:line-break/>Sunday School (Mook L)<text:line-break/>Praise: <text:span text:style-name="Emphasis">Come All You Unfaithful</text:span><text:line-break/>Mission Spot (Gaye M)<text:line-break/>Prayer for the church and the world  (ML)<text:line-break/>Bible reading: 2 Kings 15 (Seng T)<text:line-break/>Praise: <text:span text:style-name="Emphasis">Ancient of Days</text:span><text:line-break/>Sermon: “DON’T MISS THE OPPORTUNITY” (ML)<text:line-break/>Praise: <text:span text:style-name="Emphasis">Just As I Am</text:span><text:line-break/>Benediction (ML)</text:p>
      <text:p text:style-name="P20"/>
      <text:p text:style-name="Text_20_body">Sermon Outline<text:line-break/>“DON’T MISS THE OPPORTUNITY”   (2 Kings 15)<text:line-break/>Introduction</text:p>
      <text:list xml:id="list124588523" text:style-name="L3">
        <text:list-item>
          <text:p text:style-name="P23">A series of missed opportunit<text:span text:style-name="T26">ies</text:span></text:p>
        </text:list-item>
        <text:list-item>
          <text:p text:style-name="P23">A call to everyone</text:p>
        </text:list-item>
        <text:list-item>
          <text:p text:style-name="P23">Walk while you have the light</text:p>
        </text:list-item>
      </text:list>
      <text:p text:style-name="Text_20_body">Conclusion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cd798"/>
    </style:style>
    <style:style style:name="MT2" style:family="text">
      <style:text-properties officeooo:rsid="00481430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1st</text:span> <text:span text:style-name="MT2">April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4-20T20:19:02.661708603</dc:date>
    <meta:editing-duration>PT5H51M10S</meta:editing-duration>
    <meta:editing-cycles>40</meta:editing-cycles>
    <meta:generator>LibreOffice/7.3.7.2$Linux_X86_64 LibreOffice_project/30$Build-2</meta:generator>
    <meta:print-date>2024-04-13T21:56:56.194968872</meta:print-date>
    <meta:document-statistic meta:table-count="0" meta:image-count="0" meta:object-count="0" meta:page-count="3" meta:paragraph-count="31" meta:word-count="365" meta:character-count="1967" meta:non-whitespace-character-count="1634"/>
  </office:meta>
</office:document-meta>
</file>